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f9a11" officeooo:paragraph-rsid="000f9a11"/>
    </style:style>
    <style:style style:name="P2" style:family="paragraph" style:parent-style-name="Standard">
      <style:text-properties officeooo:rsid="000f9a11" officeooo:paragraph-rsid="00113a0e"/>
    </style:style>
    <style:style style:name="P3" style:family="paragraph" style:parent-style-name="Standard">
      <style:paragraph-properties fo:text-align="end" style:justify-single-word="false"/>
      <style:text-properties officeooo:rsid="000f9a11" officeooo:paragraph-rsid="00113a0e"/>
    </style:style>
    <style:style style:name="P4" style:family="paragraph" style:parent-style-name="Text_20_body" style:list-style-name="L1">
      <style:text-properties officeooo:paragraph-rsid="000f9a11"/>
    </style:style>
    <style:style style:name="T1" style:family="text">
      <style:text-properties fo:font-size="15pt" fo:font-weight="bold" style:font-size-asian="15pt" style:font-weight-asian="bold" style:font-size-complex="15pt" style:font-weight-complex="bold"/>
    </style:style>
    <style:style style:name="T2" style:family="text">
      <style:text-properties fo:font-size="15pt" fo:font-weight="bold" officeooo:rsid="00135012" style:font-size-asian="15pt" style:font-weight-asian="bold" style:font-size-complex="15pt" style:font-weight-complex="bold"/>
    </style:style>
    <style:style style:name="T3" style:family="text">
      <style:text-properties fo:font-size="15pt" fo:font-weight="bold" officeooo:rsid="00148081" style:font-size-asian="15pt" style:font-weight-asian="bold" style:font-size-complex="15pt" style:font-weight-complex="bold"/>
    </style:style>
    <style:style style:name="T4" style:family="text">
      <style:text-properties officeooo:rsid="00135012"/>
    </style:style>
    <style:style style:name="T5" style:family="text">
      <style:text-properties officeooo:rsid="00113a0e"/>
    </style:style>
    <style:style style:name="T6" style:family="text">
      <style:text-properties fo:font-weight="bold" officeooo:rsid="00113a0e" style:font-weight-asian="bold" style:font-weight-complex="bold"/>
    </style:style>
    <style:style style:name="T7" style:family="text">
      <style:text-properties fo:font-style="italic" fo:font-weight="bold" officeooo:rsid="00113a0e" style:font-style-asian="italic" style:font-weight-asian="bold" style:font-style-complex="italic" style:font-weight-complex="bold"/>
    </style:style>
    <style:style style:name="T8" style:family="text">
      <style:text-properties fo:font-style="italic" fo:font-weight="normal" officeooo:rsid="00113a0e" style:font-style-asian="italic" style:font-weight-asian="normal" style:font-style-complex="italic" style:font-weight-complex="normal"/>
    </style:style>
    <style:style style:name="T9" style:family="text">
      <style:text-properties fo:font-style="normal" fo:font-weight="normal" officeooo:rsid="00113a0e" style:font-style-asian="normal" style:font-weight-asian="normal" style:font-style-complex="normal" style:font-weight-complex="normal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line-break/><text:span text:style-name="T2">LED Token </text:span><text:span text:style-name="T1">(LED) </text:span><text:span text:style-name="T2">smart contract audit report summary </text:span><text:span text:style-name="T3">of original smart contract on Pragma 0.5</text:span><text:span text:style-name="T4"><text:line-break/><text:line-break/></text:span>Here are some potential issues that a smart contract security audit might identify in the given code:</text:p>
      <text:list xml:id="list1158266176" text:style-name="L1">
        <text:list-item>
          <text:p text:style-name="P4">The code is based on an older version of Solidity (0.5.0), which may have known vulnerabilities that have been addressed in more recent versions of the language. It would be a good idea to upgrade to a newer version of Solidity if possible.</text:p>
        </text:list-item>
        <text:list-item>
          <text:p text:style-name="P4">The <text:span text:style-name="Source_20_Text">transfer</text:span> and <text:span text:style-name="Source_20_Text">transferFrom</text:span> functions do not include any checks to ensure that the <text:span text:style-name="Source_20_Text">to</text:span> and <text:span text:style-name="Source_20_Text">from</text:span> addresses are not the zero address (0x0). This could allow malicious actors to send tokens to the zero address, resulting in the loss of those tokens.</text:p>
        </text:list-item>
        <text:list-item>
          <text:p text:style-name="P4">The <text:span text:style-name="Source_20_Text">transferFrom</text:span> function does not check whether the <text:span text:style-name="Source_20_Text">from</text:span> address has sufficient balance or allowance before transferring tokens. This could allow a user to transfer more tokens than they actually own or have been approved to spend.</text:p>
        </text:list-item>
        <text:list-item>
          <text:p text:style-name="P4">The <text:span text:style-name="Source_20_Text">allowance</text:span> function does not check whether the <text:span text:style-name="Source_20_Text">spender</text:span> address is a contract or not. If the <text:span text:style-name="Source_20_Text">spender</text:span> address is a contract, it could potentially call the <text:span text:style-name="Source_20_Text">transferFrom</text:span> function with a <text:span text:style-name="Source_20_Text">from</text:span> address that is not the contract's own address, allowing the contract to transfer tokens it does not own.</text:p>
        </text:list-item>
      </text:list>
      <text:p text:style-name="P2">The <text:span text:style-name="Source_20_Text">transferFrom</text:span> function does not check whether the <text:span text:style-name="Source_20_Text">to</text:span> address is a contract or not. If the <text:span text:style-name="Source_20_Text">to</text:span> address is a contract, it could potentially have a fallback function that performs<text:line-break/><text:line-break/><text:lin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/>
      <text:p text:style-name="P3"><text:line-break/><text:span text:style-name="T5">Smart Contract Audit performed by </text:span><text:span text:style-name="T7">LED Chain </text:span><text:span text:style-name="T9">2023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12T13:18:30.855962469</meta:creation-date>
    <dc:date>2023-01-12T13:30:27.682585973</dc:date>
    <meta:editing-duration>PT11M57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7" meta:word-count="248" meta:character-count="1448" meta:non-whitespace-character-count="1205"/>
  </office:meta>
</office:document-meta>
</file>